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766cm" svg:height="12.805cm" svg:x="3.634cm" svg:y="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23T17:09:40.879000000</dc:date>
    <meta:editing-duration>PT5M40S</meta:editing-duration>
    <meta:editing-cycles>8</meta:editing-cycles>
    <meta:generator>LibreOfficeDev/5.4.0.0.alpha0$Windows_x86 LibreOffice_project/ed9af1e4ac0ec6c0371213ea99be62059938ac1b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67cm" svg:height="12.806cm" xlink:href="." xlink:type="simple" chart:class="chart:line" chart:style-name="ch1">
        <chart:legend svg:x="1.973cm" svg:y="0.555cm" style:legend-expansion="custom" chartooo:width="3.316cm" chartooo:height="2.781cm" style:legend-expansion-aspect-ratio="1.19237684286228" chart:style-name="ch2"/>
        <chart:plot-area chart:style-name="ch3" chart:data-source-has-labels="both" svg:x="0.401cm" svg:y="3.545cm" svg:width="21.619cm" svg:height="8.752cm">
          <chartooo:coordinate-region svg:x="1.075cm" svg:y="3.718cm" svg:width="20.837cm" svg:height="7.985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